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064BC660.png" manifest:media-type="image/png"/>
  <manifest:file-entry manifest:full-path="Pictures/10000201000003E8000005786CDA0114.png" manifest:media-type="image/png"/>
  <manifest:file-entry manifest:full-path="Pictures/10000201000003E800000578A41AAA1E.png" manifest:media-type="image/png"/>
  <manifest:file-entry manifest:full-path="Pictures/10000201000003E800000578EE7B0B98.png" manifest:media-type="image/png"/>
  <manifest:file-entry manifest:full-path="Pictures/10000201000003E800000578781D36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10.16cm">
          <draw:image xlink:href="Pictures/10000201000003E800000578781D3630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.268cm">
          <draw:image xlink:href="Pictures/10000201000003E800000578EE7B0B9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A41AAA1E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0.158cm">
          <draw:image xlink:href="Pictures/10000201000003E8000005786CDA0114.png" xlink:type="simple" xlink:show="embed" xlink:actuate="onLoad">
            <text:p/>
          </draw:image>
        </draw:frame>
        <draw:frame draw:style-name="gr2" draw:text-style-name="P1" draw:layer="layout" svg:width="6.351cm" svg:height="8.892cm" svg:x="13.969cm" svg:y="10.158cm">
          <draw:image xlink:href="Pictures/10000201000003E800000578064BC6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06T09:34:36.760437213</dc:date>
    <dc:creator>Julie </dc:creator>
    <meta:editing-duration>PT3H9M42S</meta:editing-duration>
    <meta:editing-cycles>13</meta:editing-cycles>
    <meta:generator>LibreOffice/4.2.8.2$Linux_X86_64 LibreOffice_project/420m0$Build-2</meta:generator>
    <meta:document-statistic meta:object-count="5"/>
  </office:meta>
</office:document-meta>
</file>